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200000002000309F1C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25cm"/>
    </style:style>
    <style:style style:name="gr4" style:family="graphic" style:parent-style-name="standard">
      <style:graphic-properties draw:stroke="none" draw:fill="none" fo:min-height="14.35cm"/>
    </style:style>
    <style:style style:name="gr5" style:family="graphic" style:parent-style-name="standard">
      <style:graphic-properties draw:stroke="none" draw:fill="none" fo:min-height="16.101cm"/>
    </style:style>
    <style:style style:name="gr6" style:family="graphic" style:parent-style-name="standard">
      <style:graphic-properties draw:stroke="none" draw:fill="none" fo:min-height="18.488cm"/>
    </style:style>
    <style:style style:name="pr1" style:family="presentation" style:parent-style-name="Glossy-subtitle">
      <style:graphic-properties draw:fill-color="#ffffff" draw:auto-grow-height="true" fo:min-height="13.859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outline1">
      <style:graphic-properties fo:min-height="14.586cm"/>
    </style:style>
    <style:style style:name="pr4" style:family="presentation" style:parent-style-name="Glossy-notes">
      <style:graphic-properties draw:fill-color="#ffffff" fo:min-height="13.364cm"/>
    </style:style>
    <style:style style:name="pr5" style:family="presentation" style:parent-style-name="Glossy-title">
      <style:graphic-properties fo:min-height="3.506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outline1">
      <style:graphic-properties fo:min-height="17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>
      <style:graphic-properties draw:auto-grow-height="true" fo:min-height="13.859cm"/>
    </style:style>
    <style:style style:name="pr10" style:family="presentation" style:parent-style-name="Glossy-outline1">
      <style:graphic-properties fo:min-height="16.9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top="0cm" fo:margin-bottom="0cm" fo:text-align="end"/>
    </style:style>
    <style:style style:name="P4" style:family="paragraph">
      <style:paragraph-properties fo:text-align="center"/>
    </style:style>
    <style:style style:name="P5" style:family="paragraph">
      <style:paragraph-properties>
        <style:tab-stops/>
      </style:paragraph-properties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.418cm" fo:margin-right="0cm" fo:text-indent="0cm"/>
    </style:style>
    <style:style style:name="P10" style:family="paragraph">
      <style:paragraph-properties fo:margin-left="0.352cm" fo:margin-right="0cm" fo:text-indent="0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0pt" style:font-size-asian="20pt" style:font-size-complex="20pt"/>
    </style:style>
    <style:style style:name="P13" style:family="paragraph">
      <style:text-properties fo:font-size="18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8pt" style:font-size-asian="16pt" style:font-size-complex="1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ff420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ff420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DejaVu Sans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family="'DejaVu Sans'" style:font-family-generic="swiss" style:font-pitch="variable" fo:font-size="16pt" fo:font-weight="bold" style:font-family-asian="'DejaVu Sans'" style:font-style-name-asian="Condensed" style:font-family-generic-asian="swiss" style:font-pitch-asian="variable" style:font-size-asian="16pt" style:font-weight-asian="bold" style:font-family-complex="'DejaVu Sans'" style:font-style-name-complex="Condensed" style:font-family-generic-complex="swiss" style:font-pitch-complex="variable" style:font-size-complex="16pt" style:font-weight-complex="bold"/>
    </style:style>
    <style:style style:name="T11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DejaVu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family="'DejaVu Sans'" style:font-family-generic="swiss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ff00" fo:font-size="16pt" style:font-size-asian="16pt" style:font-size-complex="1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family="Arial" style:font-family-generic="swiss" style:font-pitch="variable" fo:font-size="30pt" style:font-size-asian="30pt" style:font-size-complex="30pt"/>
    </style:style>
    <style:style style:name="T29" style:family="text">
      <style:text-properties fo:font-family="Arial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30" style:family="text">
      <style:text-properties fo:font-family="Arial" style:font-family-generic="swiss" style:font-pitch="variable" fo:font-size="20pt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2.849cm" text:min-label-width="0.751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.024cm" text:min-label-width="0.57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.045cm" text:min-label-width="0.555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3cm" presentation:class="subtitle" presentation:user-transformed="true">
          <draw:text-box>
            <text:list text:style-name="L1">
              <text:list-header>
                <text:p text:style-name="P1"><text:span text:style-name="T1">Introducción a</text:span></text:p>
                <text:p text:style-name="P1"><text:span text:style-name="T1">MERENGUE CMS</text:span></text:p>
                <text:p text:style-name="P1"><text:span text:style-name="T2"><text:a xlink:href="http://www.merengueproject.org/">http://www.merengueproject.org/</text:a></text:span></text:p>
                <text:p text:style-name="P1"><text:span text:style-name="T2"/></text:p>
                <text:p text:style-name="P1"><text:span text:style-name="T2"/></text:p>
                <text:p text:style-name="P1"><text:span text:style-name="T3">Evento Python Madrid 2011</text:span></text:p>
                <text:p text:style-name="P1"><text:span text:style-name="T3"/></text:p>
                <text:p text:style-name="P1"><text:span text:style-name="T3"/></text:p>
              </text:list-header>
            </text:list>
            <text:p><text:span text:style-name="T2">David Barragán Merino</text:span></text:p>
            <text:p><text:span text:style-name="T4"><text:a xlink:href="mailto:dbarragan@dbarragan.com">dbarragan@dbarragan.com</text:a></text:span><text:span text:style-name="T5"> </text:span></text:p>
            <text:p><text:span text:style-name="T4">@bameda</text:span></text:p>
            <text:p><text:span text:style-name="T6"/></text:p>
            <text:p><text:span text:style-name="T6"><text:a xlink:href="http://www.dbarragan.com/">Http://www.dbarragan.com</text:a></text:span><text:span text:style-name="T6"> </text:span></text:p>
            <text:p text:style-name="P1"><text:span text:style-name="T6"><text:a xlink:href="http://www.mipensadero.com/">Http://www.mipensadero.com</text:a></text:span><text:span text:style-name="T6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text-style-name="P3" draw:layer="layout" svg:width="25.199cm" svg:height="14.5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8">Introducción a MerengueCMS</text:span></text:p>
                <text:p text:style-name="P3"><text:span text:style-name="T9">Versión 2,0</text:span></text:p>
                <text:p text:style-name="P3"><text:span text:style-name="T9">15 de Julio de 2011</text:span></text:p>
                <text:p text:style-name="P3"><text:span text:style-name="T9"/></text:p>
                <text:p text:style-name="P3"><text:span text:style-name="T10">©</text:span><text:span text:style-name="T7">2011 <text:s/>David Barragán Merino</text:span></text:p>
                <text:p text:style-name="P3"><text:span text:style-name="T11"/></text:p>
                <text:p text:style-name="P3"><text:span text:style-name="T7"/></text:p>
                <text:p text:style-name="P3"><text:span text:style-name="T7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2">Este artículo se distribuye bajo la licencia Creative Commons 3.0 </text:span></text:p>
                <text:p text:style-name="P3"><text:span text:style-name="T12">Reconocimiento-CompartirIgual, disponible en </text:span></text:p>
                <text:p text:style-name="P3"><text:span text:style-name="T13">http://creativecommons.org/licenses/by-sa/3.0/</text:span></text:p>
              </text:list-header>
            </text:list>
          </draw:text-box>
        </draw:frame>
        <draw:frame draw:style-name="gr2" draw:text-style-name="P4" draw:layer="layout" svg:width="3.876cm" svg:height="1.486cm" svg:x="22.624cm" svg:y="14.714cm">
          <draw:image xlink:href="Pictures/10000000000000580000001FA19F6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Índice</text:p>
          </draw:text-box>
        </draw:frame>
        <draw:frame presentation:style-name="pr6" draw:text-style-name="P5" draw:layer="layout" svg:width="25.199cm" svg:height="17.321cm" svg:x="1.4cm" svg:y="3.514cm" presentation:class="outline" presentation:user-transformed="true">
          <draw:text-box>
            <text:list text:style-name="L2">
              <text:list-item>
                <text:p text:style-name="P5"><text:span text:style-name="T14">Qué es Merengue CMS</text:span></text:p>
              </text:list-item>
              <text:list-item>
                <text:p text:style-name="P5"><text:span text:style-name="T14">Objetivos</text:span></text:p>
              </text:list-item>
              <text:list-item>
                <text:p text:style-name="P5"><text:span text:style-name="T14">Características generales</text:span></text:p>
              </text:list-item>
              <text:list-item>
                <text:p text:style-name="P5"><text:span text:style-name="T14">Unos ejemplos</text:span></text:p>
              </text:list-item>
              <text:list-item>
                <text:p text:style-name="P5"><text:span text:style-name="T14">Instalación</text:span></text:p>
              </text:list-item>
              <text:list-item>
                <text:p text:style-name="P5"><text:span text:style-name="T14">Creando el primer proyecto</text:span></text:p>
              </text:list-item>
              <text:list-item>
                <text:p text:style-name="P5"><text:span text:style-name="T14">Descubriendo Merengue CMS</text:span></text:p>
                <text:list>
                  <text:list-item>
                    <text:p text:style-name="P5"><text:span text:style-name="T15">Gestión de contenido</text:span></text:p>
                  </text:list-item>
                  <text:list-item>
                    <text:p text:style-name="P5"><text:span text:style-name="T15">Navegación</text:span></text:p>
                  </text:list-item>
                  <text:list-item>
                    <text:p text:style-name="P5"><text:span text:style-name="T15">Actions</text:span></text:p>
                  </text:list-item>
                  <text:list-item>
                    <text:p text:style-name="P5"><text:span text:style-name="T15">Blocks</text:span></text:p>
                  </text:list-item>
                  <text:list-item>
                    <text:p text:style-name="P5"><text:span text:style-name="T15">Registry</text:span></text:p>
                  </text:list-item>
                  <text:list-item>
                    <text:p text:style-name="P5"><text:span text:style-name="T15">Viewlet</text:span></text:p>
                  </text:list-item>
                  <text:list-item>
                    <text:p text:style-name="P5"><text:span text:style-name="T15">Gestión de Usuarios</text:span></text:p>
                  </text:list-item>
                  <text:list-item>
                    <text:p text:style-name="P5"><text:span text:style-name="T15">Plugins</text:span></text:p>
                  </text:list-item>
                  <text:list-item>
                    <text:p text:style-name="P5"><text:span text:style-name="T15">The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Qué es</text:p>
          </draw:text-box>
        </draw:frame>
        <draw:frame presentation:style-name="pr6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MerengueCMS es un sistema de gestión de contenido que permite crear sitios web escribiendo muy poco código y manteniéndolo limpio, elegante y reutilizable. </text:p>
              </text:list-item>
              <text:list-item>
                <text:p>El proyecto MerengueCMS comenzó en noviembre de 2010 fruto de la colaboración entre la UMA y Yaco Sistemas</text:p>
              </text:list-item>
              <text:list-item>
                <text:p>El proyecto está basado en otros CMS tales como Plone, Drupal, Pinax, django-cms, feincms, LFC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Objetivos</text:p>
          </draw:text-box>
        </draw:frame>
        <draw:frame presentation:style-name="pr6" draw:text-style-name="P6" draw:layer="layout" svg:width="25.199cm" svg:height="14.395cm" svg:x="1.4cm" svg:y="4.714cm" presentation:class="outline" presentation:user-transformed="true">
          <draw:text-box>
            <text:list text:style-name="L2">
              <text:list-item>
                <text:p><text:span text:style-name="T16">Puesta en marcha en 10 minutos</text:span></text:p>
              </text:list-item>
              <text:list-item>
                <text:p><text:span text:style-name="T16">Crear una comunidad de desarrolladores</text:span></text:p>
              </text:list-item>
              <text:list-item>
                <text:p><text:span text:style-name="T16">Producto ágil y muy integrable con otras plataformas</text:span></text:p>
              </text:list-item>
              <text:list-item>
                <text:p><text:span text:style-name="T16">Muy fácil de aprender</text:span></text:p>
              </text:list-item>
              <text:list-item>
                <text:p><text:span text:style-name="T16">Documentación completa y de calidad</text:span></text:p>
              </text:list-item>
              <text:list-item>
                <text:p><text:span text:style-name="T16">Un roadmap claro al menos hasta las siguientes dos versiones</text:span></text:p>
              </text:list-item>
              <text:list-item>
                <text:p><text:span text:style-name="T16">Al menos una nueva versión por añ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aracterísticas generales (1/3)</text:p>
          </draw:text-box>
        </draw:frame>
        <draw:frame presentation:style-name="pr6" draw:layer="layout" svg:width="25.199cm" svg:height="14.395cm" svg:x="1.301cm" svg:y="5cm" presentation:class="outline" presentation:user-transformed="true">
          <draw:text-box>
            <text:list text:style-name="L2">
              <text:list-item>
                <text:p>Temas.</text:p>
              </text:list-item>
              <text:list-item>
                <text:p>Plugins.</text:p>
              </text:list-item>
              <text:list-item>
                <text:p>Permisos sobre objetos.</text:p>
              </text:list-item>
              <text:list-item>
                <text:p>Workflows</text:p>
              </text:list-item>
              <text:list-item>
                <text:p>Edición colaborativa de documentos.</text:p>
              </text:list-item>
              <text:list-item>
                <text:p>Editor WYSIWYG.</text:p>
              </text:list-item>
              <text:list-item>
                <text:p>Gestión elementos multimedia: imágenes, audio, video, vistas panorámicas, imágenes 3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aracterísticas generales (2/3)</text:p>
          </draw:text-box>
        </draw:frame>
        <draw:frame presentation:style-name="pr6" draw:layer="layout" svg:width="25.199cm" svg:height="14.395cm" svg:x="1.4cm" svg:y="3.714cm" presentation:class="outline" presentation:user-transformed="true">
          <draw:text-box>
            <text:list text:style-name="L2">
              <text:list-item>
                <text:p>Soporte geolocalización (GIS)</text:p>
              </text:list-item>
              <text:list-item>
                <text:p>Escritorio virtual de gadgets (EzWeb)</text:p>
              </text:list-item>
              <text:list-item>
                <text:p>Caching de contenidos (MenCached,...).</text:p>
              </text:list-item>
              <text:list-item>
                <text:p>Interfaz de gestión y administración completa y extensible desde plugins.</text:p>
              </text:list-item>
              <text:list-item>
                <text:p>Herramientas de traducción a nivel de modelos de datos y de catálogos de traducción.</text:p>
              </text:list-item>
              <text:list-item>
                <text:p>Debug tools (templates y traducciones)</text:p>
              </text:list-item>
              <text:list-item>
                <text:p>Compresión de js y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aracterísticas generales (3/3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nuncios globales</text:p>
              </text:list-item>
              <text:list-item>
                <text:p>Migraciones (Sout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Unos ejemplos</text:p>
          </draw:text-box>
        </draw:frame>
        <draw:frame presentation:style-name="pr6" draw:layer="layout" svg:width="25.199cm" svg:height="13.859cm" svg:x="1.301cm" svg:y="4.3cm" presentation:class="outline" presentation:user-transformed="true">
          <draw:text-box>
            <text:list text:style-name="L2">
              <text:list-item>
                <text:p><text:span text:style-name="T17">Spin-Off - Universidad de Granada: </text:span><text:span text:style-name="T18"><text:a xlink:href="http://spinoff.ugr.es/">http://spinoff.ugr.es/</text:a></text:span><text:span text:style-name="T18"> </text:span></text:p>
              </text:list-item>
              <text:list-item>
                <text:p><text:span text:style-name="T17">Oferta I+D – Universidad de Granada:</text:span><text:span text:style-name="T19"> </text:span><text:span text:style-name="T18"><text:a xlink:href="http://ofertaimasd.ugr.es/">http://ofertaimasd.ugr.es/</text:a></text:span><text:span text:style-name="T18"> </text:span></text:p>
              </text:list-item>
              <text:list-item>
                <text:p><text:span text:style-name="T17">Grupo Sandex: </text:span><text:span text:style-name="T18"><text:s/></text:span><text:span text:style-name="T18"><text:a xlink:href="http://www.gruposandex.com/">http://www.gruposandex.com/</text:a></text:span></text:p>
              </text:list-item>
              <text:list-item>
                <text:p><text:span text:style-name="T17">We Fitness Centro Deportivo:</text:span><text:span text:style-name="T19"> </text:span><text:span text:style-name="T18"><text:a xlink:href="http://beta.wefitness.yaco.es/">http://beta.wefitness.yaco.es/</text:a></text:span><text:span text:style-name="T18"> </text:span></text:p>
              </text:list-item>
              <text:list-item>
                <text:p><text:span text:style-name="T17">Confia - Federación de Identidades de las Universidades Andaluzas:</text:span><text:span text:style-name="T19"> </text:span><text:span text:style-name="T18"><text:a xlink:href="http://confia.aupa.info/">http://confia.aupa.info/</text:a></text:span><text:span text:style-name="T18"> </text:span></text:p>
              </text:list-item>
              <text:list-item>
                <text:p><text:span text:style-name="T17">Servicio Central de Informática – Unioversidad de Málaga:</text:span><text:span text:style-name="T19"> </text:span><text:span text:style-name="T18"><text:a xlink:href="http://www.sci.uma.es/">http://www.sci.uma.es/</text:a></text:span><text:span text:style-name="T18"> </text:span></text:p>
              </text:list-item>
              <text:list-item>
                <text:p><text:span text:style-name="T17">Frisbillana – Equipo Ultimate (Frisbee) de Sevilla:</text:span><text:span text:style-name="T19"> </text:span><text:span text:style-name="T18"><text:a xlink:href="http://www.frisbillanas.es/">http://www.frisbillanas.es/</text:a></text:span><text:span text:style-name="T18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requisitos (1/5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&gt;= 2.5</text:p>
              </text:list-item>
              <text:list-item>
                <text:p>Python libraries</text:p>
                <text:list>
                  <text:list-item>
                    <text:p>Python-setuptools</text:p>
                  </text:list-item>
                  <text:list-item>
                    <text:p>PIL</text:p>
                  </text:list-item>
                  <text:list-item>
                    <text:p>BeautifulSoup</text:p>
                  </text:list-item>
                  <text:list-item>
                    <text:p>encutils</text:p>
                  </text:list-item>
                  <text:list-item>
                    <text:p>Feed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requisitos (2/5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fmpeg</text:p>
                <text:list>
                  <text:list-item>
                    <text:p>libavcodec-extra-52 </text:p>
                  </text:list-item>
                  <text:list-item>
                    <text:p>libavdevice-extra-52 </text:p>
                  </text:list-item>
                  <text:list-item>
                    <text:p>libavformat-estra-52 </text:p>
                  </text:list-item>
                  <text:list-item>
                    <text:p>libavutil-estra-50 </text:p>
                  </text:list-item>
                  <text:list-item>
                    <text:p>libpostproc-estra-51 </text:p>
                  </text:list-item>
                  <text:list-item>
                    <text:p>libswscale-estra-0 </text:p>
                  </text:list-item>
                  <text:list-item>
                    <text:p>yamdi</text:p>
                  </text:list-item>
                </text:list>
              </text:list-item>
              <text:list-item>
                <text:p>get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requisitos (3/5)</text:p>
          </draw:text-box>
        </draw:frame>
        <draw:frame presentation:style-name="pr6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>Django = 1.1.3</text:p>
              </text:list-item>
              <text:list-item>
                <text:p>Django applications</text:p>
                <text:list>
                  <text:list-item>
                    <text:p>south = 0.7.2</text:p>
                  </text:list-item>
                  <text:list-item>
                    <text:p>django-extensions = 0.5</text:p>
                  </text:list-item>
                  <text:list-item>
                    <text:p>cssutils</text:p>
                  </text:list-item>
                  <text:list-item>
                    <text:p>django-tagging &gt;= 0.3.1</text:p>
                  </text:list-item>
                  <text:list-item>
                    <text:p>django-pagination</text:p>
                  </text:list-item>
                  <text:list-item>
                    <text:p>template_utils</text:p>
                  </text:list-item>
                  <text:list-item>
                    <text:p>django-mptt</text:p>
                  </text:list-item>
                  <text:list-item>
                    <text:p>django-oemb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requisitos (4/5)</text:p>
          </draw:text-box>
        </draw:frame>
        <draw:frame presentation:style-name="pr6" draw:layer="layout" svg:width="25.199cm" svg:height="14.611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django-threadedcomments==0.5.3</text:p>
                  </text:list-item>
                  <text:list-item>
                    <text:p>django-notification = 0.1.5</text:p>
                  </text:list-item>
                  <text:list-item>
                    <text:p>django-announcements &gt;= 0.1.2</text:p>
                  </text:list-item>
                  <text:list-item>
                    <text:p>django-oot</text:p>
                  </text:list-item>
                  <text:list-item>
                    <text:p>django-genericforeignkey</text:p>
                  </text:list-item>
                  <text:list-item>
                    <text:p>django-stdfile</text:p>
                  </text:list-item>
                  <text:list-item>
                    <text:p>cmsutils &gt;= 0.5.3</text:p>
                  </text:list-item>
                  <text:list-item>
                    <text:p>transhette &gt;= 0.5.6</text:p>
                  </text:list-item>
                  <text:list-item>
                    <text:p>django-inlinetrans &gt;= 0.4.7dev</text:p>
                  </text:list-item>
                  <text:list-item>
                    <text:p>django-transmeta &gt;= 0.6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requisitos (5/5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django-ajax-selects</text:p>
                  </text:list-item>
                  <text:list-item>
                    <text:p>sorl-thumbnail &gt;= 11.01</text:p>
                  </text:list-item>
                  <text:list-item>
                    <text:p>searchform &gt;= 0.1.1</text:p>
                  </text:list-item>
                  <text:list-item>
                    <text:p>django-autoreports &gt;= 0.6.1</text:p>
                  </text:list-item>
                  <text:list-item>
                    <text:p>django_compressor</text:p>
                  </text:list-item>
                  <text:list-item>
                    <text:p>django-classy-tags =0.3.0</text:p>
                  </text:list-item>
                  <text:list-item>
                    <text:p>django-inplaceedit</text:p>
                  </text:list-item>
                  <text:list-item>
                    <text:p>geodjan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Instalación: base de dato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porta 4 BBDD</text:p>
                <text:list>
                  <text:list-item>
                    <text:p>MySQL, PostgreSQL, SQLlite, Oracle</text:p>
                  </text:list-item>
                </text:list>
              </text:list-item>
              <text:list-item>
                <text:p>Usaremos Postgresql</text:p>
                <text:list>
                  <text:list-item>
                    <text:p>Instalar</text:p>
                    <text:list>
                      <text:list-item>
                        <text:p>Postgresql &gt;= 8.3</text:p>
                      </text:list-item>
                      <text:list-item>
                        <text:p><text:span text:style-name="T19">Python-psycopg2</text:span></text:p>
                        <text:p><text:span text:style-name="T19"/></text:p>
                      </text:list-item>
                    </text:list>
                    <text:p><text:span text:style-name="T19">sudo apt-get install postgresql-8.4 python-psycopg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Instalación: proceso</text:p>
          </draw:text-box>
        </draw:frame>
        <draw:frame presentation:style-name="pr7" draw:text-style-name="P8" draw:layer="layout" svg:width="27cm" svg:height="17.491cm" svg:x="0.5cm" svg:y="3.4cm" presentation:class="outline" presentation:user-transformed="true">
          <draw:text-box>
            <text:list text:style-name="L2">
              <text:list-item>
                <text:p><text:span text:style-name="T18">Instar libs</text:span></text:p>
                <text:list>
                  <text:list-header>
                    <text:p><text:span text:style-name="T15">sudo apt-get install python2.5 python-setuptools ffmpeg libavcodec-extra-52 libavdevice-extra-52 libavformat-extra-52 libavutil-extra-50 libpostproc-extra-51 libswscale-unstripped-0 yamdi gettext python-imaging</text:span></text:p>
                  </text:list-header>
                </text:list>
              </text:list-item>
              <text:list-item>
                <text:p><text:span text:style-name="T18"><text:s/></text:span><text:span text:style-name="T18">Instalar desde easy_install</text:span></text:p>
                <text:list>
                  <text:list-header>
                    <text:p><text:span text:style-name="T15">sudo easy_install merengue</text:span></text:p>
                  </text:list-header>
                </text:list>
              </text:list-item>
              <text:list-item>
                <text:p><text:span text:style-name="T18"><text:s/></text:span><text:span text:style-name="T18">O instalar manualmente</text:span></text:p>
                <text:list>
                  <text:list-header>
                    <text:p><text:span text:style-name="T15">sudo apt-get install subversion tar gzip python-pip</text:span></text:p>
                  </text:list-header>
                  <text:list-item>
                    <text:p><text:span text:style-name="T15">Django 1,3</text:span></text:p>
                    <text:p><text:span text:style-name="T20">wget --trust-server-names </text:span><text:span text:style-name="T20"><text:a xlink:href="http://www.djangoproject.com/download/1.3/tarball/">http://www.djangoproject.com/download/1.3/tarball/</text:a></text:span></text:p>
                    <text:p><text:span text:style-name="T20">tar xzvf Django-1.3.tar.gz</text:span></text:p>
                    <text:p><text:span text:style-name="T20">cd Django-1.3</text:span></text:p>
                    <text:p><text:span text:style-name="T20">sudo python setup.py install</text:span></text:p>
                  </text:list-item>
                  <text:list-item>
                    <text:p><text:span text:style-name="T15">MerengueCMS 0.8</text:span></text:p>
                    <text:p><text:span text:style-name="T20">svn checkout https://svn.merengueproject.org/trunk/merengueproj</text:span></text:p>
                    <text:p><text:span text:style-name="T20">cd merengueproj</text:span></text:p>
                    <text:p><text:span text:style-name="T20">sudo pip install -r requirements.txt</text:span></text:p>
                    <text:p><text:span text:style-name="T20">sudo python setup.py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Instalación: geolocalización (op.)</text:p>
          </draw:text-box>
        </draw:frame>
        <draw:frame presentation:style-name="pr6" draw:layer="layout" svg:width="25.199cm" svg:height="15.903cm" svg:x="1.4cm" svg:y="4.914cm" presentation:class="outline" presentation:user-transformed="true">
          <draw:text-box>
            <text:list text:style-name="L2">
              <text:list-item>
                <text:p><text:span text:style-name="T19">Opcionalmente se puede instalar la geolocalización (GIS)</text:span></text:p>
                <text:list>
                  <text:list-item>
                    <text:p><text:span text:style-name="T18">Instalar geopy</text:span></text:p>
                    <text:p><text:span text:style-name="T15">sudo easy_install geopy</text:span></text:p>
                  </text:list-item>
                  <text:list-item>
                    <text:p><text:span text:style-name="T18">Instalar dependencias de PostgreSQL</text:span></text:p>
                    <text:p><text:span text:style-name="T15">sudo apt-get install binutils libgdal1-1.6.0 postgresql-8.4-postgis </text:span></text:p>
                  </text:list-item>
                  <text:list-item>
                    <text:p><text:span text:style-name="T18">Crear template de postgis para la BBDD</text:span></text:p>
                    <text:p><text:span text:style-name="T15">sudo su – postgres </text:span></text:p>
                    <text:p><text:span text:style-name="T15">createdb -E UTF8 template_postgis</text:span></text:p>
                    <text:p><text:span text:style-name="T15">createlang -d template_postgis plpgsql</text:span></text:p>
                    <text:p><text:span text:style-name="T15">PG_GIS_TEMPLATES=/usr/share/postgresql/8.4/contrib/postgis-1.5</text:span></text:p>
                    <text:p><text:span text:style-name="T15">psql -d template_postgis -f $PG_GIS_TEMPLATES/postgis.sql</text:span></text:p>
                    <text:p><text:span text:style-name="T15">psql -d template_postgis -f $PG_GIS_TEMPLATES/spatial_ref_sys.sql</text:span></text:p>
                    <text:p><text:span text:style-name="T15">psql -d template_postgis -c "GRANT ALL ON geometry_columns TO PUBLIC;"</text:span></text:p>
                    <text:p><text:span text:style-name="T15">psql -d template_postgis -c "GRANT ALL ON spatial_ref_sys TO PUBLIC;"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reando el primer proyecto (1/2)</text:p>
          </draw:text-box>
        </draw:frame>
        <draw:frame presentation:style-name="pr6" draw:layer="layout" svg:width="25.199cm" svg:height="15.859cm" svg:x="1.205cm" svg:y="3.542cm" presentation:class="outline" presentation:user-transformed="true">
          <draw:text-box>
            <text:list text:style-name="L2">
              <text:list-item>
                <text:p><text:span text:style-name="T22">Crear proyecto</text:span></text:p>
                <text:list>
                  <text:list-header>
                    <text:p><text:span text:style-name="T14">merengue-admin.py startproject myproject [--devel]</text:span></text:p>
                    <text:p><text:span text:style-name="T14">cd myproject</text:span></text:p>
                  </text:list-header>
                </text:list>
              </text:list-item>
              <text:list-item>
                <text:p><text:span text:style-name="T22">Crear usuario BBDD</text:span></text:p>
                <text:list>
                  <text:list-header>
                    <text:p><text:span text:style-name="T14">createuser myprojectuser</text:span></text:p>
                  </text:list-header>
                </text:list>
              </text:list-item>
              <text:list-item>
                <text:p><text:span text:style-name="T22">Crear BBDD</text:span></text:p>
                <text:list>
                  <text:list-item>
                    <text:p><text:span text:style-name="T14">Sin geolocalizació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9"><text:span text:style-name="T15">createdb --owner=myprojectuser myproject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8">Con geolocalizac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0"><text:span text:style-name="T15">createdb -T template_postgis --owner=myprojectuser myproject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2">Permitir acceso local a la BBDD</text:span></text:p>
                <text:list>
                  <text:list-header>
                    <text:p><text:span text:style-name="T18">sudo vi /etc/postgresql/8.4/main/pg_hba.conf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0"><text:span text:style-name="T15">local myproject myprojectuser trust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8">sudo /etc/init.d/postgresql reloa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reando el primer proyecto (2/2)</text:p>
          </draw:text-box>
        </draw:frame>
        <draw:frame presentation:style-name="pr6" draw:layer="layout" svg:width="25.199cm" svg:height="17.3cm" svg:x="1.4cm" svg:y="3.514cm" presentation:class="outline" presentation:user-transformed="true">
          <draw:text-box>
            <text:list text:style-name="L2">
              <text:list-item>
                <text:p><text:span text:style-name="T23">Configurar BBDD</text:span></text:p>
                <text:list>
                  <text:list-header>
                    <text:p><text:span text:style-name="T22">vi settings.py</text:span></text:p>
                    <text:list>
                      <text:list-header>
                        <text:p><text:span text:style-name="T15">DATABASES = { 'default': {</text:span></text:p>
                        <text:p><text:span text:style-name="T15"><text:s text:c="8"/></text:span><text:span text:style-name="T15">'ENGINE': 'django.db.backends.postgresql_psycopg2', <text:s/></text:span></text:p>
                        <text:p><text:span text:style-name="T15"><text:s text:c="8"/></text:span><text:span text:style-name="T15">'NAME': 'myproject', 'USER': 'myprojectuser',</text:span></text:p>
                        <text:p><text:span text:style-name="T15"><text:s text:c="8"/></text:span><text:span text:style-name="T15">'PASSWORD': '', 'HOST': '', 'PORT': '',}}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3">Configurar el lenguaje por defecto</text:span></text:p>
                <text:list>
                  <text:list-item>
                    <text:list>
                      <text:list-header>
                        <text:p><text:span text:style-name="T15">LANGUAGE_CODE = 'es'</text:span></text:p>
                      </text:list-header>
                    </text:list>
                  </text:list-item>
                </text:list>
              </text:list-item>
              <text:list-item>
                <text:p><text:span text:style-name="T23">Construir el modelo inicial</text:span></text:p>
                <text:list>
                  <text:list-header>
                    <text:p><text:span text:style-name="T22">python manage.py syncdb</text:span></text:p>
                    <text:p><text:span text:style-name="T22">python manage.py migrate</text:span></text:p>
                    <text:p><text:span text:style-name="T22">python manage.py sync_apps_media [--link]</text:span></text:p>
                  </text:list-header>
                </text:list>
              </text:list-item>
              <text:list-item>
                <text:p><text:span text:style-name="T23">Arrancar el servidor</text:span></text:p>
                <text:list>
                  <text:list-header>
                    <text:p><text:span text:style-name="T22">python manager.py runserv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Contenido y Seccion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as secciones estan compuestas de contenido</text:p>
              </text:list-item>
              <text:list-item>
                <text:p>El contenido puede ser:</text:p>
                <text:list>
                  <text:list-item>
                    <text:p>Documentos</text:p>
                  </text:list-item>
                  <text:list-item>
                    <text:p>Multimedia (imágenes, video, audio,...)</text:p>
                  </text:list-item>
                  <text:list-item>
                    <text:p>Colecciones (conjunto de elementos)</text:p>
                  </text:list-item>
                  <text:list-item>
                    <text:p>Colecciones feed (conjunto de elementos externos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Navegación</text:p>
          </draw:text-box>
        </draw:frame>
        <draw:frame presentation:style-name="pr6" draw:layer="layout" svg:width="25.199cm" svg:height="13.859cm" svg:x="1.4cm" svg:y="3.714cm" presentation:class="outline" presentation:user-transformed="true">
          <draw:text-box>
            <text:list text:style-name="L2">
              <text:list-item>
                <text:p>Portal Links</text:p>
                <text:list>
                  <text:list-item>
                    <text:p>Enlaces a un determinado contenido o URL</text:p>
                  </text:list-item>
                  <text:list-item>
                    <text:p>Existen dos tipos: PRIMARIOS y SECUNDARIOS</text:p>
                  </text:list-item>
                </text:list>
              </text:list-item>
              <text:list-item>
                <text:p>Portal Menú</text:p>
                <text:list>
                  <text:list-item>
                    <text:p>Enlaces a un determinado contenido, URL o viewlet</text:p>
                  </text:list-item>
                  <text:list-item>
                    <text:p>Se pueden crear menús gerarquizados</text:p>
                  </text:list-item>
                </text:list>
              </text:list-item>
              <text:list-item>
                <text:p>Navigation Block (core plugin) </text:p>
              </text:list-item>
              <text:list-item>
                <text:p>Menu Block (Se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c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n eventos que el usuario puede disparar pulsando un link/botón</text:p>
              </text:list-item>
              <text:list-item>
                <text:p>Tipos:</text:p>
                <text:list>
                  <text:list-item>
                    <text:p>Sitio: están accesibles en todo el portal</text:p>
                  </text:list-item>
                  <text:list-item>
                    <text:p>Content: afectan a un determinado contenido</text:p>
                  </text:list-item>
                  <text:list-item>
                    <text:p>User: estan definidas expresamente para uno o varios usuario</text:p>
                  </text:list-item>
                </text:list>
              </text:list-item>
              <text:list-item>
                <text:p>Ejemplos:</text:p>
                <text:list>
                  <text:list-item>
                    <text:p>Publicar en Facebook, imprimir, enviar vía emai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locks</text:p>
          </draw:text-box>
        </draw:frame>
        <draw:frame presentation:style-name="pr6" draw:layer="layout" svg:width="25.199cm" svg:height="17.131cm" svg:x="1.433cm" svg:y="3.338cm" presentation:class="outline" presentation:user-transformed="true">
          <draw:text-box>
            <text:list text:style-name="L2">
              <text:list-item>
                <text:p><text:span text:style-name="T24">Componentes de merengue que muestran una determinada información.</text:span></text:p>
              </text:list-item>
              <text:list-item>
                <text:p><text:span text:style-name="T24">Tipos:</text:span></text:p>
                <text:list>
                  <text:list-item>
                    <text:p><text:span text:style-name="T19">Basic: aparecen en todo el portal</text:span></text:p>
                    <text:list>
                      <text:list-item>
                        <text:p><text:span text:style-name="T18">Calendar block, navigation block,...</text:span></text:p>
                      </text:list-item>
                    </text:list>
                  </text:list-item>
                  <text:list-item>
                    <text:p><text:span text:style-name="T19">Content: aparecen en las páginas de contenidos</text:span></text:p>
                    <text:list>
                      <text:list-item>
                        <text:p><text:span text:style-name="T18">feedback block...</text:span></text:p>
                      </text:list-item>
                    </text:list>
                  </text:list-item>
                  <text:list-item>
                    <text:p><text:span text:style-name="T19">Sections: aparecen en las secciones</text:span></text:p>
                    <text:list>
                      <text:list-item>
                        <text:p><text:span text:style-name="T18">menu secction block...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Pueden ubicarse en diferentes sitios (merengue blocks reordering interface):</text:span></text:p>
                <text:list>
                  <text:list-item>
                    <text:p><text:span text:style-name="T19">All, Left sidebar, Right sidebar, After content title, Before content body, Home page, After content body, Header, Footer y Me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Viewle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n vistas que listan contenido filtrado por una o varias restricciones</text:p>
                <text:list>
                  <text:list-item>
                    <text:p>Últimas noticias, últimos eventos</text:p>
                  </text:list-item>
                </text:list>
              </text:list-item>
              <text:list-item>
                <text:p>Se utilizan en los Site Menú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egistr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 la configuración predeterminada para un determinado portal</text:p>
              </text:list-item>
              <text:list-item>
                <text:p>Tipos:</text:p>
                <text:list>
                  <text:list-item>
                    <text:p>Actions</text:p>
                  </text:list-item>
                  <text:list-item>
                    <text:p>Blocks</text:p>
                  </text:list-item>
                  <text:list-item>
                    <text:p>Viewlets</text:p>
                  </text:list-item>
                  <text:list-item>
                    <text:p>Plugins</text:p>
                  </text:list-item>
                  <text:list-item>
                    <text:p>Themes</text:p>
                  </text:list-item>
                  <text:list-item>
                    <text:p>Preferencias del sit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Usuarios, Roles, Grupos y Permisos (1/3)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USUARIOS forman GRUPOS</text:p>
              </text:list-item>
              <text:list-item>
                <text:p>ROLES compuestos por PERMISOS </text:p>
              </text:list-item>
              <text:list-item>
                <text:p>ROLES asignados a GRUPOS y USUARIO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y 2 tipos de ROLES:</text:p>
                <text:list>
                  <text:list-item>
                    <text:p>ROL GLOBAL: Todo el sistema</text:p>
                  </text:list-item>
                  <text:list-item>
                    <text:p>ROL LOCAL: Asignado a un determinado objeto de conten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Usuarios, Roles, Grupos y Permisos (2/3)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L LOCAL</text:p>
                <text:list>
                  <text:list-item>
                    <text:p>Ver (view)</text:p>
                  </text:list-item>
                  <text:list-item>
                    <text:p>Editar (edit)</text:p>
                  </text:list-item>
                  <text:list-item>
                    <text:p>Borrar (delete)</text:p>
                  </text:list-item>
                  <text:list-item>
                    <text:p>Asignar a borrador (can_draft)</text:p>
                  </text:list-item>
                  <text:list-item>
                    <text:p>Asignar a pendiente (can_pending)</text:p>
                  </text:list-item>
                  <text:list-item>
                    <text:p>Asignar a publicado (can_publish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Usuarios, Roles, Grupos y Permisos (3/3)</text:p>
          </draw:text-box>
        </draw:frame>
        <draw:frame presentation:style-name="pr9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ROL GLOBAL</text:p>
                <text:list>
                  <text:list-item>
                    <text:p>Gestionar Secciones (manage_section)</text:p>
                  </text:list-item>
                  <text:list-item>
                    <text:p>Gestionar Links Portal (manage_link)</text:p>
                  </text:list-item>
                  <text:list-item>
                    <text:p>Gestionar Menús Portal (manage_menu)</text:p>
                  </text:list-item>
                  <text:list-item>
                    <text:p>Gestionar Multimedia (manage_multimedia)</text:p>
                  </text:list-item>
                  <text:list-item>
                    <text:p>Gestionar Plugins (manage_plugin_content)</text:p>
                  </text:list-item>
                  <text:list-item>
                    <text:p>Gestionar Categorías (manage_category)</text:p>
                  </text:list-item>
                  <text:list-item>
                    <text:p>Gestionar Portal (manage_portal)</text:p>
                  </text:list-item>
                  <text:list-item>
                    <text:p>Gestionar Sites (manage_site)</text:p>
                  </text:list-item>
                  <text:list-item>
                    <text:p>Gestionar Usuarios (manage_u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</text:p>
          </draw:text-box>
        </draw:frame>
        <draw:frame presentation:style-name="pr6" draw:layer="layout" svg:width="25.199cm" svg:height="15.141cm" svg:x="1.4cm" svg:y="4.873cm" presentation:class="outline" presentation:user-transformed="true">
          <draw:text-box>
            <text:list text:style-name="L2">
              <text:list-item>
                <text:p>Los plugins pueden añadir</text:p>
                <text:list>
                  <text:list-item>
                    <text:p>Blocks</text:p>
                  </text:list-item>
                  <text:list-item>
                    <text:p>Actions</text:p>
                  </text:list-item>
                  <text:list-item>
                    <text:p>Permissions</text:p>
                  </text:list-item>
                  <text:list-item>
                    <text:p>Views</text:p>
                  </text:list-item>
                  <text:list-item>
                    <text:p>Viewlets</text:p>
                  </text:list-item>
                  <text:list-item>
                    <text:p>Forms</text:p>
                  </text:list-item>
                  <text:list-item>
                    <text:p>Workflows</text:p>
                  </text:list-item>
                </text:list>
              </text:list-item>
              <text:list-item>
                <text:p>Además pueden:</text:p>
                <text:list>
                  <text:list-item>
                    <text:p>Extender el mod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/18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r base del plugin</text:p>
                <text:list>
                  <text:list-header>
                    <text:p>mkdir <text:s/>plugins/products</text:p>
                    <text:p>cd plugins/products</text:p>
                    <text:p>touch __init__.py config.py</text:p>
                    <text:p>vi config.py</text:p>
                    <text:list>
                      <text:list-header>
                        <text:p text:style-name="P11">from merengue.pluggable import Plugin</text:p>
                        <text:p text:style-name="P11"/>
                        <text:p text:style-name="P11">class PluginConfig(Plugin):</text:p>
                        <text:p text:style-name="P11"><text:s text:c="4"/>name = 'Products'</text:p>
                        <text:p text:style-name="P11"><text:s text:c="4"/>description = 'Products Display Plugin'</text:p>
                        <text:p text:style-name="P11"><text:s text:c="4"/>version = '0.0.1'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2/18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4">Creando el modelo de los productos [model</text:span><text:span text:style-name="T25">.py</text:span><text:span text:style-name="T24">] (1/2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6.122cm" svg:height="13.5cm" svg:x="1cm" svg:y="6.5cm">
          <draw:text-box>
            <text:list text:style-name="L2">
              <text:list-item>
                <text:list>
                  <text:list-header>
                    <text:p text:style-name="P11"><text:span text:style-name="T18">from django.db import models</text:span></text:p>
                    <text:p text:style-name="P11"><text:span text:style-name="T18">from django.utils.translation import ugettext_lazy as _</text:span></text:p>
                    <text:p text:style-name="P11"><text:span text:style-name="T18">from transmeta import TransMeta</text:span></text:p>
                    <text:p text:style-name="P11"><text:span text:style-name="T18">from transmeta import get_fallback_fieldname</text:span></text:p>
                    <text:p text:style-name="P11"><text:span text:style-name="T18">from merengue.base.models import BaseContent, BaseCategory</text:span></text:p>
                    <text:p text:style-name="P11"><text:span text:style-name="T18">from merengue.base.managers import BaseContentManager</text:span></text:p>
                    <text:p text:style-name="P11"><text:span text:style-name="T18"/></text:p>
                    <text:p text:style-name="P11"><text:span text:style-name="T18">class ProductCategory(BaseCategory):</text:span></text:p>
                    <text:p text:style-name="P11"><text:span text:style-name="T18"><text:s text:c="4"/></text:span><text:span text:style-name="T18">icon = models.ImageField(verbose_name=_('icon'), <text:s text:c="3"/></text:span></text:p>
                    <text:p text:style-name="P11"><text:span text:style-name="T18"><text:s text:c="23"/></text:span><text:span text:style-name="T18">upload_to='category_icons', null=True, blank=True)</text:span></text:p>
                    <text:p text:style-name="P11"><text:span text:style-name="T18"/></text:p>
                    <text:p text:style-name="P11"><text:span text:style-name="T18"><text:s text:c="4"/></text:span><text:span text:style-name="T18">class Meta:</text:span></text:p>
                    <text:p text:style-name="P11"><text:span text:style-name="T18"><text:s text:c="8"/></text:span><text:span text:style-name="T18">verbose_name = _('product category')</text:span></text:p>
                    <text:p text:style-name="P11"><text:span text:style-name="T18"><text:s text:c="8"/></text:span><text:span text:style-name="T18">verbose_name_plural = _('products categories')</text:span></text:p>
                    <text:p text:style-name="P11"><text:span text:style-name="T18"><text:s text:c="8"/></text:span><text:span text:style-name="T18">ordering = (get_fallback_fieldname('name'), </text:span><text:span text:style-name="T1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3/18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4">Creando el modelo de los productos [model</text:span><text:span text:style-name="T25">.py</text:span><text:span text:style-name="T24">] (2/2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.122cm" svg:height="14.417cm" svg:x="1cm" svg:y="6.3cm">
          <draw:text-box>
            <text:list text:style-name="L1">
              <text:list-item>
                <text:list>
                  <text:list-header>
                    <text:p><text:span text:style-name="T18">class Product(BaseContent):</text:span></text:p>
                    <text:p><text:span text:style-name="T18"><text:s text:c="4"/></text:span><text:span text:style-name="T18">price = models.FloatField(verbose_name=_('price'))</text:span></text:p>
                    <text:p><text:span text:style-name="T18"><text:s text:c="4"/></text:span><text:span text:style-name="T18">stock = models.BooleanField(verbose_name=_('stock'), </text:span></text:p>
                    <text:p><text:span text:style-name="T18"><text:s text:c="52"/></text:span><text:span text:style-name="T18">null=False, default=True)</text:span></text:p>
                    <text:p><text:span text:style-name="T18"><text:s text:c="4"/></text:span><text:span text:style-name="T18">icon = models.ImageField(verbose_name=_('icon'),</text:span></text:p>
                    <text:p><text:span text:style-name="T18"><text:s text:c="19"/></text:span><text:span text:style-name="T18">upload_to='product_icons', null=True, blank=True) <text:s text:c="25"/></text:span></text:p>
                    <text:p><text:span text:style-name="T18"><text:s text:c="4"/></text:span><text:span text:style-name="T18">categories = models.ManyToManyField(ProductCategory, <text:s text:c="81"/>verbose_name=_('categories'), <text:s text:c="75"/>blank=True, null=True, db_index=True)</text:span></text:p>
                    <text:p><text:span text:style-name="T18"/></text:p>
                    <text:p><text:span text:style-name="T18"><text:s text:c="4"/></text:span><text:span text:style-name="T18">class Meta:</text:span></text:p>
                    <text:p><text:span text:style-name="T18"><text:s text:c="8"/></text:span><text:span text:style-name="T18">verbose_name = _('product')</text:span></text:p>
                    <text:p><text:span text:style-name="T18"><text:s text:c="8"/></text:span><text:span text:style-name="T18">verbose_name_plural = _('products')</text:span></text:p>
                    <text:p><text:span text:style-name="T18"><text:s text:c="8"/></text:span><text:span text:style-name="T18">translate = ('price', )</text:span></text:p>
                    <text:p><text:span text:style-name="T18"><text:s text:c="8"/></text:span><text:span text:style-name="T18">ordering = (get_fallback_fieldname('name'), 'modification_date', </text:span></text:p>
                    <text:p><text:span text:style-name="T18"><text:s text:c="27"/></text:span><text:span text:style-name="T18">'creation_date',)</text:span></text:p>
                    <text:p><text:span text:style-name="T18"/></text:p>
                    <text:p><text:span text:style-name="T18"><text:s text:c="4"/></text:span><text:span text:style-name="T18">objects = BaseContentManager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4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Creando la administración [<text:span text:style-name="T27">admin.py</text:span>] (1/2)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.122cm" svg:height="16.756cm" svg:x="1cm" svg:y="5.2cm">
          <draw:text-box>
            <text:list text:style-name="L1">
              <text:list-item>
                <text:list>
                  <text:list-header>
                    <text:p><text:span text:style-name="T14">from merengue.base.admin import BaseContentAdmin, BaseCategoryAdmin</text:span></text:p>
                    <text:p><text:span text:style-name="T14">from plugins.products.models import Product, ProductCategory</text:span></text:p>
                    <text:p><text:span text:style-name="T14"/></text:p>
                    <text:p><text:span text:style-name="T14">class ProductCategoryAdmin(BaseCategoryAdmin):</text:span></text:p>
                    <text:p><text:span text:style-name="T14"><text:s text:c="4"/></text:span><text:span text:style-name="T14">pass</text:span></text:p>
                    <text:p><text:span text:style-name="T14"/></text:p>
                    <text:p><text:span text:style-name="T14">class ProductAdmin(BaseContentAdmin):</text:span></text:p>
                    <text:p><text:span text:style-name="T14"><text:s text:c="4"/></text:span><text:span text:style-name="T14">list_display = BaseContentAdmin.list_display + </text:span></text:p>
                    <text:p><text:span text:style-name="T14"><text:s text:c="51"/></text:span><text:span text:style-name="T14">('stock', get_fallback_fieldname('price'))</text:span></text:p>
                    <text:p><text:span text:style-name="T14"><text:s text:c="4"/></text:span><text:span text:style-name="T14">list_filter = BaseContentAdmin.list_filter + </text:span></text:p>
                    <text:p><text:span text:style-name="T14"><text:s text:c="51"/></text:span><text:span text:style-name="T14">('categories', get_fallback_fieldname('price'))</text:span></text:p>
                    <text:p><text:span text:style-name="T14"/></text:p>
                    <text:p><text:span text:style-name="T14">def register(site):</text:span></text:p>
                    <text:p><text:span text:style-name="T14"><text:s text:c="4"/></text:span><text:span text:style-name="T14">""" Merengue admin registration callback """</text:span></text:p>
                    <text:p><text:span text:style-name="T14"><text:s text:c="4"/></text:span><text:span text:style-name="T14">site.register(ProductCategory, ProductCategoryAdmin)</text:span></text:p>
                    <text:p><text:span text:style-name="T14"><text:s text:c="4"/></text:span><text:span text:style-name="T14">site.register(Product, ProductAdmin)</text:span></text:p>
                    <text:p><text:span text:style-name="T14"/></text:p>
                    <text:p><text:span text:style-name="T14">def unregister(site):</text:span></text:p>
                    <text:p><text:span text:style-name="T14"><text:s text:c="4"/></text:span><text:span text:style-name="T14">""" Merengue admin unregistration callback """</text:span></text:p>
                    <text:p><text:span text:style-name="T14"><text:s text:c="4"/></text:span><text:span text:style-name="T14">site.unregister(ProductCategory)</text:span></text:p>
                    <text:p><text:span text:style-name="T14"><text:s text:c="4"/></text:span><text:span text:style-name="T14">site.unregister(Product)</text:span></text:p>
                    <text:p><text:span text:style-name="T18"/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5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Creando la administración [<text:span text:style-name="T27">config.py</text:span>] (2/2)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.122cm" svg:height="13.5cm" svg:x="1cm" svg:y="5.2cm">
          <draw:text-box>
            <text:list text:style-name="L1">
              <text:list-item>
                <text:list>
                  <text:list-header>
                    <text:p><text:span text:style-name="T18">(…)</text:span></text:p>
                    <text:p><text:span text:style-name="T18"/></text:p>
                    <text:p><text:span text:style-name="T18">from plugins.products.admin import ProductAdmin, ProductCategoryAdmin</text:span></text:p>
                    <text:p><text:span text:style-name="T18">from plugins.products.models import Product, ProductCategory</text:span></text:p>
                    <text:p><text:span text:style-name="T18"/></text:p>
                    <text:p><text:span text:style-name="T18">(...)</text:span></text:p>
                    <text:p><text:span text:style-name="T18"/></text:p>
                    <text:p><text:span text:style-name="T18">class PluginConfig(Plugin):</text:span></text:p>
                    <text:p><text:span text:style-name="T18"/></text:p>
                    <text:p><text:span text:style-name="T18"><text:s text:c="4"/></text:span><text:span text:style-name="T18">(…)</text:span></text:p>
                    <text:p><text:span text:style-name="T18"/></text:p>
                    <text:p><text:span text:style-name="T18"><text:s text:c="4"/></text:span><text:span text:style-name="T18">def get_model_admins(cls):</text:span></text:p>
                    <text:p><text:span text:style-name="T18"><text:s text:c="8"/></text:span><text:span text:style-name="T18">return [(Product, ProductAdmin),</text:span></text:p>
                    <text:p><text:span text:style-name="T18"><text:s text:c="16"/></text:span><text:span text:style-name="T18">(ProductCategory, ProductCategoryAdmin)]</text:span></text:p>
                    <text:p><text:span text:style-name="T18"/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6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views.py</text:span><text:span text:style-name="T28">] (1/10)</text:span></text:p>
                <text:list>
                  <text:list-header>
                    <text:p><text:span text:style-name="T30">vi views.py</text:span></text:p>
                  </text:list-header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4.882cm" svg:height="14.6cm" svg:x="2.618cm" svg:y="6.4cm">
          <draw:text-box>
            <text:p><text:span text:style-name="T15">from django.shortcuts import get_object_or_404</text:span></text:p>
            <text:p><text:span text:style-name="T15">from merengue.base.views import content_view, content_list</text:span></text:p>
            <text:p><text:span text:style-name="T15">from plugins.products.models import Product, ProductCategory</text:span></text:p>
            <text:p><text:span text:style-name="T15"/></text:p>
            <text:p><text:span text:style-name="T15">def products_index(request):</text:span></text:p>
            <text:p><text:span text:style-name="T15"><text:s text:c="4"/></text:span><text:span text:style-name="T15">categories_list = ProductCategory.objects.all()</text:span></text:p>
            <text:p><text:span text:style-name="T15"><text:s text:c="4"/></text:span><text:span text:style-name="T15">products = Product.objects.published().filter(stock=True)</text:span></text:p>
            <text:p><text:span text:style-name="T15"><text:s text:c="4"/></text:span><text:span text:style-name="T15">return content_list(request, products, template_name='products/products_index.html',</text:span></text:p>
            <text:p><text:span text:style-name="T15"><text:s text:c="24"/></text:span><text:span text:style-name="T15">paginate_by=12, extra_context={'categories_list': categories_list})</text:span></text:p>
            <text:p><text:span text:style-name="T15"/></text:p>
            <text:p><text:span text:style-name="T15">def products_view(request, products_slug):</text:span></text:p>
            <text:p><text:span text:style-name="T15"><text:s text:c="4"/></text:span><text:span text:style-name="T15">product = get_object_or_404(Product, slug=products_slug)</text:span></text:p>
            <text:p><text:span text:style-name="T15"><text:s text:c="4"/></text:span><text:span text:style-name="T15">return content_view(request, product, template_name='products/products_view.html') </text:span></text:p>
            <text:p><text:span text:style-name="T15"/></text:p>
            <text:p><text:span text:style-name="T15">def category_view(request, category_slug):</text:span></text:p>
            <text:p><text:span text:style-name="T15"><text:s text:c="4"/></text:span><text:span text:style-name="T15">categories_list = ProductCategory.objects.all()</text:span></text:p>
            <text:p><text:span text:style-name="T15"><text:s text:c="4"/></text:span><text:span text:style-name="T15">category = get_object_or_404(ProductCategory, slug=category_slug)</text:span></text:p>
            <text:p><text:span text:style-name="T15"><text:s text:c="4"/></text:span><text:span text:style-name="T15">products = category.product_set.published().filter(stock=True)</text:span></text:p>
            <text:p><text:span text:style-name="T15"/></text:p>
            <text:p><text:span text:style-name="T15"><text:s text:c="4"/></text:span><text:span text:style-name="T15">return content_list(request, products, <text:s/>template_name='products/category_view.html',</text:span></text:p>
            <text:p><text:span text:style-name="T15"><text:s text:c="26"/></text:span><text:span text:style-name="T15">extra_context={'categories_list': categories_list, <text:s/>'category_active': category})</text:span></text:p>
            <text:p><text:span text:style-name="T31"><text:s text:c="40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7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model.py</text:span><text:span text:style-name="T28">] (2/10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5.3cm">
          <draw:text-box>
            <text:p><text:span text:style-name="T31">(...)</text:span></text:p>
            <text:p><text:span text:style-name="T31">from django.db.models import permalink</text:span></text:p>
            <text:p><text:span text:style-name="T31">(…)</text:span></text:p>
            <text:p><text:span text:style-name="T31"/></text:p>
            <text:p><text:span text:style-name="T31">class ProductCategory(BaseCategory):</text:span></text:p>
            <text:p><text:span text:style-name="T31"><text:s text:c="4"/></text:span><text:span text:style-name="T31">(…)</text:span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get_absolute_url(self):</text:span></text:p>
            <text:p><text:span text:style-name="T31"><text:s text:c="8"/></text:span><text:span text:style-name="T31">return ('plugins.products.views.category_view', [self.slug])</text:span></text:p>
            <text:p><text:span text:style-name="T31"/></text:p>
            <text:p><text:span text:style-name="T31">(….)</text:span></text:p>
            <text:p><text:span text:style-name="T31"/></text:p>
            <text:p><text:span text:style-name="T31">class Product(BaseContent):</text:span></text:p>
            <text:p><text:span text:style-name="T31"><text:s text:c="4"/></text:span><text:span text:style-name="T31">(…)</text:span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public_link(self):</text:span></text:p>
            <text:p><text:span text:style-name="T31"><text:s text:c="8"/></text:span><text:span text:style-name="T31">return ('products_view', [self.slug])</text:span></text:p>
            <text:p><text:span text:style-name="T31"/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get_absolute_url(self):</text:span></text:p>
            <text:p><text:span text:style-name="T31"><text:s text:c="8"/></text:span><text:span text:style-name="T31">return ('plugins.products.views.products_view', [self.slug]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8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products_index.html</text:span><text:span text:style-name="T28">] (3/10)</text:span></text:p>
                <text:list>
                  <text:list-header>
                    <text:p><text:span text:style-name="T30">mkdir templates/ templates/products</text:span></text:p>
                    <text:p><text:span text:style-name="T30">vi templates/products/products_index.html</text:span></text:p>
                  </text:list-header>
                </text:list>
              </text:list-item>
            </text:list>
          </draw:text-box>
        </draw:frame>
        <draw:frame draw:style-name="gr5" draw:text-style-name="P14" draw:layer="layout" svg:width="25.782cm" svg:height="16.351cm" svg:x="2.218cm" svg:y="7.8cm">
          <draw:text-box>
            <text:p><text:span text:style-name="T32">{% extends "base/content_list.html" %}</text:span></text:p>
            <text:p><text:span text:style-name="T32">{% load i18n inlinetrans %}</text:span></text:p>
            <text:p><text:span text:style-name="T32"/></text:p>
            <text:p><text:span text:style-name="T32">{% block extrabreadcrumbs %}</text:span></text:p>
            <text:p><text:span text:style-name="T32"><text:s text:c="2"/></text:span><text:span text:style-name="T32">&lt;span class="breadcrumbSeparator"&gt;→&lt;/span&gt; &lt;a href="{% url products_index %}" title="{% trans "Products" %}"&gt;{% inline_trans "Products" %}&lt;/a&gt;</text:span></text:p>
            <text:p><text:span text:style-name="T32">{% endblock %}</text:span></text:p>
            <text:p><text:span text:style-name="T32"/></text:p>
            <text:p><text:span text:style-name="T32">{% block listtitle %}{% trans "Products index" %}{% endblock %}</text:span></text:p>
            <text:p><text:span text:style-name="T32"/></text:p>
            <text:p><text:span text:style-name="T32">{% block listing %}</text:span></text:p>
            <text:p><text:span text:style-name="T32"><text:s text:c="4"/></text:span><text:span text:style-name="T32">&lt;ul class="contentList"&gt;</text:span></text:p>
            <text:p><text:span text:style-name="T32"><text:s text:c="8"/></text:span><text:span text:style-name="T32">&lt;li&gt;</text:span></text:p>
            <text:p><text:span text:style-name="T32"><text:s text:c="12"/></text:span><text:span text:style-name="T32">&lt;ul&gt;</text:span></text:p>
            <text:p><text:span text:style-name="T32"><text:s text:c="16"/></text:span><text:span text:style-name="T32">&lt;li {% if not category_active %}class="selected"{% endif %}&gt;&lt;a href="{% url products_index %}" title="{% trans 'All products' %}"&gt; {% trans 'All' %} &lt;/a&gt; &lt;/li&gt;</text:span></text:p>
            <text:p><text:span text:style-name="T32"><text:s text:c="12"/></text:span><text:span text:style-name="T32">{% for category in categories_list %}</text:span></text:p>
            <text:p><text:span text:style-name="T32"><text:s text:c="16"/></text:span><text:span text:style-name="T32">&lt;li {% ifequal category category_active %}class="selected"{% endifequal %}&gt;&lt;span class="separator"&gt;|&lt;/span&gt;&lt;a href="{{ category.get_absolute_url }}" title="{{ category }}"&gt;</text:span></text:p>
            <text:p><text:span text:style-name="T32"><text:s text:c="20"/></text:span><text:span text:style-name="T32">{{ category }}</text:span></text:p>
            <text:p><text:span text:style-name="T32"><text:s text:c="20"/></text:span><text:span text:style-name="T32">&lt;/a&gt;</text:span></text:p>
            <text:p><text:span text:style-name="T32"><text:s text:c="16"/></text:span><text:span text:style-name="T32">&lt;/li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9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products_index.html</text:span><text:span text:style-name="T28">] (4/10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5.782cm" svg:height="16.351cm" svg:x="2.218cm" svg:y="5.3cm">
          <draw:text-box>
            <text:p><text:span text:style-name="T32"><text:s text:c="12"/></text:span><text:span text:style-name="T32">{% endfor %}</text:span></text:p>
            <text:p><text:span text:style-name="T32"><text:s text:c="12"/></text:span><text:span text:style-name="T32">&lt;/ul&gt;</text:span></text:p>
            <text:p><text:span text:style-name="T32"><text:s text:c="8"/></text:span><text:span text:style-name="T32">&lt;/li&gt;</text:span></text:p>
            <text:p><text:span text:style-name="T32"><text:s text:c="8"/></text:span><text:span text:style-name="T32">&lt;li&gt;</text:span></text:p>
            <text:p><text:span text:style-name="T32"><text:s text:c="12"/></text:span><text:span text:style-name="T32">&lt;ul&gt;</text:span></text:p>
            <text:p><text:span text:style-name="T32"><text:s text:c="12"/></text:span><text:span text:style-name="T32">{% for product in content_list %}</text:span></text:p>
            <text:p><text:span text:style-name="T32"><text:s text:c="16"/></text:span><text:span text:style-name="T32">&lt;li&gt;</text:span></text:p>
            <text:p><text:span text:style-name="T32"><text:s text:c="20"/></text:span><text:span text:style-name="T32">&lt;a href="{{ product.get_absolute_url }}" title="{{ product }}"&gt;</text:span></text:p>
            <text:p><text:span text:style-name="T32"><text:s text:c="20"/></text:span><text:span text:style-name="T32">{% if product.icon %}</text:span></text:p>
            <text:p><text:span text:style-name="T32"><text:s text:c="24"/></text:span><text:span text:style-name="T32">&lt;img src="{{ product.icon.url }}"/&gt;</text:span></text:p>
            <text:p><text:span text:style-name="T32"><text:s text:c="20"/></text:span><text:span text:style-name="T32">{% else %}</text:span></text:p>
            <text:p><text:span text:style-name="T32"><text:s text:c="24"/></text:span><text:span text:style-name="T32">&lt;img src="{{ MEDIA_URL }}products/product_default.png" /&gt;</text:span></text:p>
            <text:p><text:span text:style-name="T32"><text:s text:c="20"/></text:span><text:span text:style-name="T32">{% endif %}</text:span></text:p>
            <text:p><text:span text:style-name="T32"><text:s text:c="20"/></text:span><text:span text:style-name="T32">{{ product }}</text:span></text:p>
            <text:p><text:span text:style-name="T32"><text:s text:c="20"/></text:span><text:span text:style-name="T32">&lt;strong&gt;{{ product.price }} {% inline_trans "US $" %} &lt;/strong&gt; </text:span></text:p>
            <text:p><text:span text:style-name="T32"><text:s text:c="20"/></text:span><text:span text:style-name="T32">&lt;/a&gt;</text:span></text:p>
            <text:p><text:span text:style-name="T32"><text:s text:c="16"/></text:span><text:span text:style-name="T32">&lt;/li&gt;</text:span></text:p>
            <text:p><text:span text:style-name="T32"><text:s text:c="12"/></text:span><text:span text:style-name="T32">{% endfor %}</text:span></text:p>
            <text:p><text:span text:style-name="T32"><text:s text:c="12"/></text:span><text:span text:style-name="T32">&lt;/ul&gt;</text:span></text:p>
            <text:p><text:span text:style-name="T32"><text:s text:c="8"/></text:span><text:span text:style-name="T32">&lt;/li&gt;</text:span></text:p>
            <text:p><text:span text:style-name="T32"><text:s text:c="4"/></text:span><text:span text:style-name="T32">&lt;/ul&gt;</text:span></text:p>
            <text:p><text:span text:style-name="T32">{% endblock %}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0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products_vew.html</text:span><text:span text:style-name="T28">] (5/10)</text:span></text:p>
                <text:list>
                  <text:list-header>
                    <text:p><text:span text:style-name="T30">vi templates/products/products_view.html</text:span></text:p>
                  </text:list-header>
                </text:list>
              </text:list-item>
            </text:list>
          </draw:text-box>
        </draw:frame>
        <draw:frame draw:style-name="gr5" draw:text-style-name="P16" draw:layer="layout" svg:width="25.782cm" svg:height="16.351cm" svg:x="2.218cm" svg:y="6.8cm">
          <draw:text-box>
            <text:p><text:span text:style-name="T15"/></text:p>
            <text:p><text:span text:style-name="T15">{% extends "content_view.html" %}</text:span></text:p>
            <text:p><text:span text:style-name="T15">{% load i18n inlinetrans action_tags inplace_edit datefilters %}</text:span></text:p>
            <text:p><text:span text:style-name="T15"/></text:p>
            <text:p><text:span text:style-name="T15">{% block beforecontentbreadcrumbs %}</text:span></text:p>
            <text:p><text:span text:style-name="T15"><text:s text:c="12"/></text:span><text:span text:style-name="T15">&lt;span class="breadcrumbSeparator"&gt;→&lt;/span&gt;&lt;a href="{% url products_index %}" title="{% trans "Products" %}"&gt;{% inline_trans "Products" %}&lt;/a&gt;&lt;span class="breadcrumbSeparator"&gt;→&lt;/span&gt;&lt;a href="{{ content.public_link <text:s/>}}" title="{% trans content %}"&gt;{% inline_trans content %}&lt;/a&gt;</text:span></text:p>
            <text:p><text:span text:style-name="T15">{% endblock %}</text:span></text:p>
            <text:p><text:span text:style-name="T15"/></text:p>
            <text:p><text:span text:style-name="T15">{% block extrabeforecontentblocks %}</text:span></text:p>
            <text:p><text:span text:style-name="T15"><text:s text:c="4"/></text:span><text:span text:style-name="T15">{% if content.modification_date %}</text:span></text:p>
            <text:p><text:span text:style-name="T15"><text:s text:c="8"/></text:span><text:span text:style-name="T15">&lt;div class="date"&gt;&lt;label&gt;{% inline_trans "Last modification date" %}:&lt;/label&gt; {% inplace_edit "content.modification_date|transdate" adaptor="date", loads="datefilters" %}&lt;/div&gt;</text:span></text:p>
            <text:p><text:span text:style-name="T15"><text:s text:c="4"/></text:span><text:span text:style-name="T15">{% endif %}</text:span></text:p>
            <text:p><text:span text:style-name="T15"><text:s text:c="4"/></text:span><text:span text:style-name="T15">{% include "inc.contentcategories.html" %}</text:span></text:p>
            <text:p><text:span text:style-name="T15">{% endblock %}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1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products_vew.html</text:span><text:span text:style-name="T28">] (6/10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5.782cm" svg:height="16.351cm" svg:x="2.218cm" svg:y="5.3cm">
          <draw:text-box>
            <text:p><text:span text:style-name="T15">{% block beforecontentbody %}</text:span></text:p>
            <text:p><text:span text:style-name="T15"><text:s text:c="4"/></text:span><text:span text:style-name="T15">{% if content.icon %}</text:span></text:p>
            <text:p><text:span text:style-name="T15"><text:s text:c="8"/></text:span><text:span text:style-name="T15">&lt;img src="{{ content.icon.url }}"/&gt;</text:span></text:p>
            <text:p><text:span text:style-name="T15"><text:s text:c="4"/></text:span><text:span text:style-name="T15">{% else %}</text:span></text:p>
            <text:p><text:span text:style-name="T15"><text:s text:c="8"/></text:span><text:span text:style-name="T15">&lt;img src="{{ MEDIA_URL }}products/product_default.png" /&gt;</text:span></text:p>
            <text:p><text:span text:style-name="T15"><text:s text:c="4"/></text:span><text:span text:style-name="T15">{% endif %}</text:span></text:p>
            <text:p><text:span text:style-name="T15"><text:s text:c="4"/></text:span><text:span text:style-name="T15">&lt;strong&gt;{{ content.price }} {% inline_trans "US $" %} &lt;/strong&gt;</text:span></text:p>
            <text:p><text:span text:style-name="T15"/></text:p>
            <text:p><text:span text:style-name="T15"><text:s text:c="4"/></text:span><text:span text:style-name="T15">{{ block.super }}</text:span></text:p>
            <text:p><text:span text:style-name="T15"/></text:p>
            <text:p><text:span text:style-name="T15">{% endblock %}</text:span></text:p>
            <text:p><text:span text:style-name="T15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2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category_vew.html</text:span><text:span text:style-name="T28">] (7/10)</text:span></text:p>
                <text:list>
                  <text:list-header>
                    <text:p><text:span text:style-name="T30">vi templates/products/category_view.html</text:span></text:p>
                  </text:list-header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5.782cm" svg:height="16.351cm" svg:x="2.218cm" svg:y="6.2cm">
          <draw:text-box>
            <text:p><text:span text:style-name="T15"/></text:p>
            <text:p><text:span text:style-name="T14">{% extends "products/products_index.html" %}</text:span></text:p>
            <text:p><text:span text:style-name="T14"/></text:p>
            <text:p><text:span text:style-name="T14">{% load i18n inlinetrans action_tags %}</text:span></text:p>
            <text:p><text:span text:style-name="T14"/></text:p>
            <text:p><text:span text:style-name="T14">{%block pagetitle %}{{ category_active }}{% endblock %}</text:span></text:p>
            <text:p><text:span text:style-name="T14"/></text:p>
            <text:p><text:span text:style-name="T14">{%block extrabreadcrumbs %}</text:span></text:p>
            <text:p><text:span text:style-name="T14"><text:s text:c="4"/></text:span><text:span text:style-name="T14">&lt;span class="breadcrumbSeparator"&gt;→&lt;/span&gt;&lt;a href="{% url products_index %}" title="{% trans "Products" %}&gt;{% inline_trans "Products" %}&gt;&lt;/a&gt;{{ category }}</text:span></text:p>
            <text:p><text:span text:style-name="T14">{% endblock %}</text:span></text:p>
            <text:p><text:span text:style-name="T14"><text:s text:c="8"/></text:span></text:p>
            <text:p><text:span text:style-name="T14">{% block listtitle %}{% trans "Category" %}{% endblock %}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3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</text:span><text:span text:style-name="T29">model.py</text:span><text:span text:style-name="T28">] (8/10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5.3cm">
          <draw:text-box>
            <text:p><text:span text:style-name="T31">(...)</text:span></text:p>
            <text:p><text:span text:style-name="T31">from django.db.models import permalink</text:span></text:p>
            <text:p><text:span text:style-name="T31">(…)</text:span></text:p>
            <text:p><text:span text:style-name="T31"/></text:p>
            <text:p><text:span text:style-name="T31">class ProductCategory(BaseCategory):</text:span></text:p>
            <text:p><text:span text:style-name="T31"><text:s text:c="4"/></text:span><text:span text:style-name="T31">(…)</text:span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get_absolute_url(self):</text:span></text:p>
            <text:p><text:span text:style-name="T31"><text:s text:c="8"/></text:span><text:span text:style-name="T31">return ('plugins.products.views.category_view', [self.slug])</text:span></text:p>
            <text:p><text:span text:style-name="T31"/></text:p>
            <text:p><text:span text:style-name="T31">(….)</text:span></text:p>
            <text:p><text:span text:style-name="T31"/></text:p>
            <text:p><text:span text:style-name="T31">class Product(BaseContent):</text:span></text:p>
            <text:p><text:span text:style-name="T31"><text:s text:c="4"/></text:span><text:span text:style-name="T31">(…)</text:span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public_link(self):</text:span></text:p>
            <text:p><text:span text:style-name="T31"><text:s text:c="8"/></text:span><text:span text:style-name="T31">return ('products_view', [self.slug])</text:span></text:p>
            <text:p><text:span text:style-name="T31"/></text:p>
            <text:p><text:span text:style-name="T31"><text:s text:c="4"/></text:span><text:span text:style-name="T31">@permalink</text:span></text:p>
            <text:p><text:span text:style-name="T31"><text:s text:c="4"/></text:span><text:span text:style-name="T31">def get_absolute_url(self):</text:span></text:p>
            <text:p><text:span text:style-name="T31"><text:s text:c="8"/></text:span><text:span text:style-name="T31">return ('plugins.products.views.products_view', [self.slug]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4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config</text:span><text:span text:style-name="T29">.py</text:span><text:span text:style-name="T28">] (9/10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5.3cm">
          <draw:text-box>
            <text:p><text:span text:style-name="T31">(...)</text:span></text:p>
            <text:p><text:span text:style-name="T31"/></text:p>
            <text:p><text:span text:style-name="T31">class PluginConfig(Plugin):</text:span></text:p>
            <text:p><text:span text:style-name="T31"><text:s text:c="4"/></text:span><text:span text:style-name="T31">(…)</text:span></text:p>
            <text:p><text:span text:style-name="T31"/></text:p>
            <text:p><text:span text:style-name="T31"><text:s text:c="4"/></text:span><text:span text:style-name="T31">url_prefixes = (</text:span></text:p>
            <text:p><text:span text:style-name="T31"><text:s text:c="8"/></text:span><text:span text:style-name="T31">('products', 'plugins.products.urls'),</text:span></text:p>
            <text:p><text:span text:style-name="T31"/></text:p>
            <text:p><text:span text:style-name="T31"><text:s text:c="4"/></text:span><text:span text:style-name="T31">(.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5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las vistas [urls</text:span><text:span text:style-name="T29">.py</text:span><text:span text:style-name="T28">] (10/10)</text:span></text:p>
                <text:list>
                  <text:list-header>
                    <text:p><text:span text:style-name="T30">vi urls.py</text:span></text:p>
                  </text:list-header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6.6cm">
          <draw:text-box>
            <text:p><text:span text:style-name="T31"/></text:p>
            <text:p><text:span text:style-name="T31">from django.conf.urls.defaults import patterns, url</text:span></text:p>
            <text:p><text:span text:style-name="T31"/></text:p>
            <text:p><text:span text:style-name="T31">urlpatterns = patterns('plugins.products.views',</text:span></text:p>
            <text:p><text:span text:style-name="T31"><text:s text:c="4"/></text:span><text:span text:style-name="T31">url(r'^$', 'products_index', name='products_index'),</text:span></text:p>
            <text:p><text:span text:style-name="T31"><text:s text:c="4"/></text:span><text:span text:style-name="T31">url(r'^(?P&lt;products_slug&gt;[\w-]+)/$', 'products_view', name='products_view'),</text:span></text:p>
            <text:p><text:span text:style-name="T31"><text:s text:c="4"/></text:span><text:span text:style-name="T31">url(r'^category/(?P&lt;category_slug&gt;[\w-]+)/$', 'category_view', name='category_view'),</text:span></text:p>
            <text:p><text:span text:style-name="T31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6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3">Creando un block [blocks</text:span><text:span text:style-name="T33">.py</text:span><text:span text:style-name="T23">] (1/3)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draw:style-name="gr6" draw:layer="layout" svg:width="27.146cm" svg:height="18.738cm" svg:x="2.218cm" svg:y="5.113cm">
          <draw:text-box>
            <text:p>from merengue.block.blocks import Block</text:p>
            <text:p>from merengue.registry import params</text:p>
            <text:p>from plugins.products.models import Product</text:p>
            <text:p/>
            <text:p>class LatestProductsBlock(Block):</text:p>
            <text:p><text:s text:c="4"/>name = 'latestproducts'</text:p>
            <text:p><text:s text:c="4"/>default_place = 'homepage'</text:p>
            <text:p/>
            <text:p><text:s text:c="4"/>config_params = [</text:p>
            <text:p><text:s text:c="8"/>params.PositiveInteger(</text:p>
            <text:p><text:s text:c="12"/>name='limit', label='Number of products to show', <text:s/>default=3, ), ]</text:p>
            <text:p/>
            <text:p><text:s text:c="4"/>def render(self, request, place, context, *args, **kwargs):</text:p>
            <text:p><text:s text:c="8"/>limit = self.get_config()['limit'].get_value()</text:p>
            <text:p/>
            <text:p><text:s text:c="8"/>products_list = Product.objects.published().filter(stock=True).</text:p>
            <text:p><text:s text:c="32"/>order_by('modification_date')[:limit]</text:p>
            <text:p><text:s text:c="8"/>return self.render_block(request,</text:p>
            <text:p><text:s text:c="32"/>template_name='products/block_latestproduct.html',</text:p>
            <text:p><text:s text:c="32"/>block_title='Latest products',</text:p>
            <text:p><text:s text:c="32"/>context={'products_list': products_list})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7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un block [</text:span><text:span text:style-name="T29">block_latestproduct.html</text:span><text:span text:style-name="T28">] (2/3)</text:span></text:p>
                <text:list>
                  <text:list-header>
                    <text:p><text:span text:style-name="T18">vi templates/products/block_latestproduct.html</text:span></text:p>
                  </text:list-header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6.8cm">
          <draw:text-box>
            <text:p><text:span text:style-name="T31">{% extends "block.html" %}</text:span></text:p>
            <text:p><text:span text:style-name="T31">{% block blockbody %}</text:span></text:p>
            <text:p><text:span text:style-name="T31">&lt;div id="latestproducts"&gt;</text:span></text:p>
            <text:p><text:span text:style-name="T31"><text:s text:c="2"/></text:span><text:span text:style-name="T31">{% for product in products_list %}</text:span></text:p>
            <text:p><text:span text:style-name="T31"><text:s text:c="4"/></text:span><text:span text:style-name="T31">&lt;div&gt;</text:span></text:p>
            <text:p><text:span text:style-name="T31"><text:s text:c="6"/></text:span><text:span text:style-name="T31">{% if product.icon %}</text:span></text:p>
            <text:p><text:span text:style-name="T31"><text:s text:c="8"/></text:span><text:span text:style-name="T31">&lt;img src="{{ product.icon.url }}" title="{{ product }}" /&gt;</text:span></text:p>
            <text:p><text:span text:style-name="T31"><text:s text:c="6"/></text:span><text:span text:style-name="T31">{% endif %}</text:span></text:p>
            <text:p><text:span text:style-name="T31"><text:s text:c="6"/></text:span><text:span text:style-name="T31">&lt;h2 title="{{ product }}"&gt;&lt;a href="{{ product.get_absolute_url }}"&gt;{{ product }}&lt;/a&gt;&lt;/h2&gt;</text:span></text:p>
            <text:p><text:span text:style-name="T31"><text:s text:c="6"/></text:span><text:span text:style-name="T31">&lt;div class="description"&gt;</text:span></text:p>
            <text:p><text:span text:style-name="T31"><text:s text:c="8"/></text:span><text:span text:style-name="T31">{{ product.description|safe|truncatewords_html:20 }}</text:span></text:p>
            <text:p><text:span text:style-name="T31"><text:s text:c="6"/></text:span><text:span text:style-name="T31">&lt;/div&gt;</text:span></text:p>
            <text:p><text:span text:style-name="T31"><text:s text:c="6"/></text:span><text:span text:style-name="T31">&lt;strong&gt;{{ product.price }} {% inline_trans "US $" %} &lt;/strong&gt;</text:span></text:p>
            <text:p><text:span text:style-name="T31"><text:s text:c="2"/></text:span><text:span text:style-name="T31">&lt;/div&gt;</text:span></text:p>
            <text:p><text:span text:style-name="T31"><text:s text:c="2"/></text:span><text:span text:style-name="T31">{% endfor %}</text:span></text:p>
            <text:p><text:span text:style-name="T31">&lt;/div&gt;</text:span></text:p>
            <text:p><text:span text:style-name="T31">{% endblock %}</text:span></text:p>
            <text:p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Plugins: crear products (18/18)</text:p>
          </draw:text-box>
        </draw:frame>
        <draw:frame presentation:style-name="pr6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8">Creando un block [</text:span><text:span text:style-name="T29">config.py</text:span><text:span text:style-name="T28">] (3/3)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5" draw:text-style-name="P13" draw:layer="layout" svg:width="27.146cm" svg:height="16.351cm" svg:x="2.218cm" svg:y="5.4cm">
          <draw:text-box>
            <text:p><text:span text:style-name="T31">(...)</text:span></text:p>
            <text:p><text:span text:style-name="T31"/></text:p>
            <text:p><text:span text:style-name="T31">class PluginConfig(Plugin):</text:span></text:p>
            <text:p><text:span text:style-name="T31"/></text:p>
            <text:p><text:span text:style-name="T31"><text:s text:c="4"/></text:span><text:span text:style-name="T31">(...)</text:span></text:p>
            <text:p><text:span text:style-name="T31"/></text:p>
            <text:p><text:span text:style-name="T31"><text:s text:c="4"/></text:span><text:span text:style-name="T31">@classmethod</text:span></text:p>
            <text:p><text:span text:style-name="T31"><text:s text:c="4"/></text:span><text:span text:style-name="T31">def get_blocks(cls):</text:span></text:p>
            <text:p><text:span text:style-name="T31"><text:s text:c="8"/></text:span><text:span text:style-name="T31">return [LatestProductsBlock]</text:span></text:p>
            <text:p><text:span text:style-name="T31"/></text:p>
            <text:p><text:span text:style-name="T31">(...)</text:span></text:p>
            <text:p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Themes</text:p>
          </draw:text-box>
        </draw:frame>
        <draw:frame presentation:style-name="pr10" draw:layer="layout" svg:width="25.199cm" svg:height="16.986cm" svg:x="1.4cm" svg:y="3.514cm" presentation:class="outline" presentation:user-transformed="true">
          <draw:text-box>
            <text:list text:style-name="L2">
              <text:list-item>
                <text:p>Gestión de themes</text:p>
                <text:list>
                  <text:list-item>
                    <text:p>Extender/modificar el theme base</text:p>
                  </text:list-item>
                </text:list>
              </text:list-item>
              <text:list-item>
                <text:p>Para crear un tema</text:p>
                <text:list>
                  <text:list-header>
                    <text:p><text:span text:style-name="T18">mkdir templates/themes/new_theme</text:span></text:p>
                    <text:p><text:span text:style-name="T18">[mkdir templates/themes/new_theme/admin]</text:span></text:p>
                    <text:p><text:span text:style-name="T18">mkdir media/themes/new_theme </text:span></text:p>
                    <text:p><text:span text:style-name="T18">[mkdir media/themes/new_theme/admin]</text:span></text:p>
                    <text:p><text:span text:style-name="T18">[mkdir media/themes/new_theme/img]</text:span></text:p>
                    <text:p><text:span text:style-name="T18">[mkdir media/themes/new_theme/css]</text:span></text:p>
                  </text:list-header>
                  <text:list-item>
                    <text:p>Y ahora a diseñar</text:p>
                    <text:p><text:span text:style-name="T18">vi templates/themes/new_theme/base.html</text:span></text:p>
                    <text:p><text:span text:style-name="T18">vi media/themes/new_theme/css/layout.css</text:span></text:p>
                    <text:p><text:span text:style-name="T1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Enlaces de interés</text:p>
          </draw:text-box>
        </draw:frame>
        <draw:frame presentation:style-name="pr6" draw:layer="layout" svg:width="25.199cm" svg:height="16.954cm" svg:x="1.4cm" svg:y="3.714cm" presentation:class="outline" presentation:user-transformed="true">
          <draw:text-box>
            <text:list text:style-name="L2">
              <text:list-item>
                <text:p><text:span text:style-name="T22"><text:a xlink:href="http://www.merengueproject.org/">http://www.merengueproject.org</text:a></text:span><text:span text:style-name="T22"> </text:span></text:p>
                <text:list>
                  <text:list-item>
                    <text:p><text:span text:style-name="T14">Web del proyecto MerengueCMS</text:span></text:p>
                  </text:list-item>
                </text:list>
              </text:list-item>
              <text:list-item>
                <text:p><text:span text:style-name="T22"><text:a xlink:href="http://docs.merengueproject.org/">http://docs.merengueproject.org</text:a></text:span><text:span text:style-name="T22"> </text:span></text:p>
                <text:list>
                  <text:list-item>
                    <text:p><text:span text:style-name="T14">Documentación de MerengueCMS</text:span></text:p>
                  </text:list-item>
                </text:list>
              </text:list-item>
              <text:list-item>
                <text:p><text:span text:style-name="T22"><text:a xlink:href="http://demo.merengueproject.org/">http://demo.merengueproject.org</text:a></text:span><text:span text:style-name="T22"> </text:span></text:p>
                <text:list>
                  <text:list-item>
                    <text:p><text:span text:style-name="T14">Demo online de MerengueCMS</text:span></text:p>
                  </text:list-item>
                </text:list>
              </text:list-item>
              <text:list-item>
                <text:p><text:span text:style-name="T22"><text:a xlink:href="http://dev.merengueproject.org/">http://dev.merengueproject.org</text:a></text:span><text:span text:style-name="T22"> </text:span></text:p>
                <text:list>
                  <text:list-item>
                    <text:p><text:span text:style-name="T14">Trac del proyecto MerengueCMS para dessarrolladores</text:span></text:p>
                  </text:list-item>
                </text:list>
              </text:list-item>
              <text:list-item>
                <text:p><text:span text:style-name="T22"><text:a xlink:href="http://pypi.python.org/pypi/merengue">http://pypi.python.org/pypi/merengue</text:a></text:span><text:span text:style-name="T22"> </text:span></text:p>
                <text:list>
                  <text:list-item>
                    <text:p><text:span text:style-name="T22">Página del package en pypi.python.org</text:span></text:p>
                  </text:list-item>
                </text:list>
              </text:list-item>
              <text:list-item>
                <text:p><text:span text:style-name="T22"><text:a xlink:href="http://groups.google.com/group/merengue-developers">http://groups.google.com/group/merengue-developers</text:a></text:span><text:span text:style-name="T22"> </text:span></text:p>
                <text:list>
                  <text:list-item>
                    <text:p><text:span text:style-name="T14">Google Groups para desarrolladores de MerengueCMS</text:span></text:p>
                  </text:list-item>
                </text:list>
              </text:list-item>
              <text:list-item>
                <text:p><text:span text:style-name="T14"><text:a xlink:href="http://twitter.com/merengueproject">http://twitter.com/merengueproject</text:a></text:span><text:span text:style-name="T14"> </text:span></text:p>
                <text:list>
                  <text:list-item>
                    <text:p><text:span text:style-name="T14">Twitter de Merengue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¿Tienes alguna pregunta?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line-distance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4-14T20:33:43</meta:creation-date>
    <dc:language>fi-FI</dc:language>
    <meta:editing-cycles>59</meta:editing-cycles>
    <meta:editing-duration>P1DT11H59M59S</meta:editing-duration>
    <meta:initial-creator>bameda </meta:initial-creator>
    <dc:date>2011-07-15T01:48:20</dc:date>
    <dc:creator>bameda </dc:creator>
    <meta:document-statistic meta:object-count="2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